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0.403cm"/>
    </style:style>
    <style:style style:name="co4" style:family="table-column">
      <style:table-column-properties fo:break-before="auto" style:column-width="13.938cm"/>
    </style:style>
    <style:style style:name="co5" style:family="table-column">
      <style:table-column-properties fo:break-before="auto" style:column-width="15.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30.217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14.049cm"/>
    </style:style>
    <style:style style:name="co12" style:family="table-column">
      <style:table-column-properties fo:break-before="auto" style:column-width="4.704cm"/>
    </style:style>
    <style:style style:name="co13" style:family="table-column">
      <style:table-column-properties fo:break-before="auto" style:column-width="3.953cm"/>
    </style:style>
    <style:style style:name="co14" style:family="table-column">
      <style:table-column-properties fo:break-before="auto" style:column-width="18.10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3.475cm" fo:break-before="auto" style:use-optimal-row-height="false"/>
    </style:style>
    <style:style style:name="ro6" style:family="table-row">
      <style:table-row-properties style:row-height="3.44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20161019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4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">
          <table:table-cell table:style-name="ce4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">
          <table:table-cell table:style-name="ce4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">
          <table:table-cell table:style-name="ce4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">
          <table:table-cell table:style-name="ce4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">
          <table:table-cell table:style-name="ce4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1">
          <table:table-cell table:style-name="ce4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</table:table-cell>
          <table:table-cell table:number-columns-repeated="1021"/>
        </table:table-row>
        <table:table-row table:style-name="ro1">
          <table:table-cell table:style-name="ce4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" table:number-rows-repeated="14">
          <table:table-cell table:style-name="ce4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2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2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2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2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2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2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2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2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2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2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2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2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2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2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2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2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2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2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2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2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2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3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10 wissentschafliche Arbeiten die zwischen 2010 und 2016 veroffentlichen wurden.</text:p>
            <text:p>Lessen Sie die Materialen und Methoden Sektion und notieren Sie, ob die Daten und Datensätze mit den Paper veroffentlichen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</text:p>
          </table:table-cell>
          <table:table-cell table:number-columns-repeated="1018"/>
        </table:table-row>
        <table:table-row table:style-name="ro4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offentlichen wissenschaftliche Arbeiten?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number-columns-repeated="2" table:default-cell-style-name="ce6"/>
        <table:table-column table:style-name="co13" table:default-cell-style-name="ce6"/>
        <table:table-column table:style-name="co6" table:number-columns-repeated="1020" table:default-cell-style-name="ce6"/>
        <table:table-row table:style-name="ro2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2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3" office:value-type="float" office:value="10.16" calcext:value-type="float">
            <text:p>10.16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 table:number-rows-repeated="8">
          <table:table-cell table:style-name="ce3"/>
          <table:table-cell table:number-columns-repeated="1023"/>
        </table:table-row>
        <table:table-row table:style-name="ro5">
          <table:table-cell table:style-name="ce3"/>
          <table:table-cell office:value-type="string" calcext:value-type="string">
            <text:p>Übung: Wo sind die Daten? Zu ein Thema eigener Interesse, suche Sie 10 wissentschafliche Arbeiten die zwischen 2010 und 2016 veroffentlichen wurden.</text:p>
            <text:p>Lessen Sie die Materialen und Methoden Sektion und notieren Sie, ob die Daten und Datensätze mit den Paper veroffentlichen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table:number-columns-repeated="1022"/>
        </table:table-row>
        <table:table-row table:style-name="ro6">
          <table:table-cell table:style-name="ce3"/>
          <table:table-cell office:value-type="string" calcext:value-type="string">
            <text:p>Erklärung Hausaufgabe: Suchen Sie die Daten von 10 bereits veroffentlichen wissenschaftliche Arbeiten?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table:number-columns-repeated="1022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_2_2" table:style-name="ta1">
        <table:table-column table:style-name="co14" table:default-cell-style-name="ce6"/>
        <table:table-column table:style-name="co6" table:number-columns-repeated="1023" table:default-cell-style-name="ce6"/>
        <table:table-row table:style-name="ro4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21:55.166158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8-19T16:43:50.921677999</dc:date>
    <meta:editing-duration>PT4H19M35S</meta:editing-duration>
    <meta:editing-cycles>154</meta:editing-cycles>
    <meta:generator>LibreOffice/4.3.3.2$Linux_X86_64 LibreOffice_project/430m0$Build-2</meta:generator>
    <meta:document-statistic meta:table-count="4" meta:cell-count="230" meta:object-count="0"/>
  </office:meta>
</office:document-meta>
</file>